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5.0173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3.8484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7.0008in"/>
    </style:style>
    <style:style style:name="co14" style:family="table-column">
      <style:table-column-properties fo:break-before="auto" style:column-width="3.5484in"/>
    </style:style>
    <style:style style:name="co15" style:family="table-column">
      <style:table-column-properties fo:break-before="auto" style:column-width="2.3799in"/>
    </style:style>
    <style:style style:name="co16" style:family="table-column">
      <style:table-column-properties fo:break-before="auto" style:column-width="5.7571in"/>
    </style:style>
    <style:style style:name="co17" style:family="table-column">
      <style:table-column-properties fo:break-before="auto" style:column-width="5.0925in"/>
    </style:style>
    <style:style style:name="co18" style:family="table-column">
      <style:table-column-properties fo:break-before="auto" style:column-width="5.4673in"/>
    </style:style>
    <style:style style:name="co19" style:family="table-column">
      <style:table-column-properties fo:break-before="auto" style:column-width="4.128in"/>
    </style:style>
    <style:style style:name="co20" style:family="table-column">
      <style:table-column-properties fo:break-before="auto" style:column-width="2.8516in"/>
    </style:style>
    <style:style style:name="co21" style:family="table-column">
      <style:table-column-properties fo:break-before="auto" style:column-width="5.9283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7043in" fo:break-before="auto" style:use-optimal-row-height="fals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528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</office:automatic-styles>
  <office:body>
    <office:spreadsheet>
      <table:table table:name="Datos Pelicula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5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5" table:default-cell-style-name="ce8"/>
        <table:table-column table:style-name="co12" table:default-cell-style-name="ce8"/>
        <table:table-column table:style-name="co13" table:default-cell-style-name="ce8"/>
        <table:table-column table:style-name="co5" table:number-columns-repeated="5" table:default-cell-style-name="ce8"/>
        <table:table-column table:style-name="co14" table:default-cell-style-name="ce8"/>
        <table:table-column table:style-name="co5" table:number-columns-repeated="3" table:default-cell-style-name="ce8"/>
        <table:table-column table:style-name="co15" table:default-cell-style-name="ce8"/>
        <table:table-column table:style-name="co5" table:number-columns-repeated="2" table:default-cell-style-name="ce8"/>
        <table:table-column table:style-name="co16" table:default-cell-style-name="ce8"/>
        <table:table-column table:style-name="co5" table:number-columns-repeated="991" table:default-cell-style-name="ce8"/>
        <table:table-row table:style-name="ro1">
          <table:table-cell table:style-name="ce6" office:value-type="string" calcext:value-type="string">
            <text:p>THE SUICIDE SQUAD</text:p>
          </table:table-cell>
          <table:table-cell table:style-name="ce6" office:value-type="string" calcext:value-type="string">
            <text:p>Los supervillanos Harley Quinn, Bloodsport, Peacemaker y muchos más que residen en la prisión Belle Reve, se unen al Task Force X para cumplir una misión imposible cuando son llevados a la remota isla de Corto Maltese.</text:p>
          </table:table-cell>
          <table:table-cell table:style-name="ce6" office:value-type="string" calcext:value-type="string">
            <text:p>James Gunn</text:p>
          </table:table-cell>
          <table:table-cell table:style-name="ce6" office:value-type="string" calcext:value-type="string">
            <text:p>Margot, Robbie, Idris Elba, John Cena, Jai Courtney </text:p>
          </table:table-cell>
          <table:table-cell table:style-name="ce6" office:value-type="string" calcext:value-type="string">
            <text:p>Warner</text:p>
          </table:table-cell>
          <table:table-cell table:style-name="ce6" office:value-type="string" calcext:value-type="string">
            <text:p>132 min</text:p>
          </table:table-cell>
          <table:table-cell table:style-name="ce14" office:value-type="date" office:date-value="2021-01-12" calcext:value-type="date">
            <text:p>01/12/21</text:p>
          </table:table-cell>
          <table:table-cell table:style-name="ce14" office:value-type="date" office:date-value="2022-01-01" calcext:value-type="date">
            <text:p>01/01/22</text:p>
          </table:table-cell>
          <table:table-cell table:style-name="ce9" office:value-type="string" calcext:value-type="string">
            <text:p>THE SUICIDE SQUAD.jpg</text:p>
          </table:table-cell>
          <table:table-cell table:style-name="ce6" office:value-type="string" calcext:value-type="string">
            <text:p>Español Inglé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cción Aventura</text:p>
          </table:table-cell>
          <table:table-cell table:style-name="ce15" office:value-type="string" calcext:value-type="string">
            <text:p>s1</text:p>
          </table:table-cell>
          <table:table-cell table:style-name="ce16" office:value-type="string" calcext:value-type="string">
            <text:p>09:00:00, 13:00:00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17:00:00, 21:00:0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Escape Room 2: Reto Mortal</text:p>
          </table:table-cell>
          <table:table-cell table:style-name="ce6" office:value-type="string" calcext:value-type="string">
            <text:p>Seis personas se encuentran repentinamente atrapadas en distintas habitaciones y lentamente notan qué tienen en común para sobrevivir.</text:p>
          </table:table-cell>
          <table:table-cell table:style-name="ce6" office:value-type="string" calcext:value-type="string">
            <text:p>Adam Robitel</text:p>
          </table:table-cell>
          <table:table-cell table:style-name="ce6" office:value-type="string" calcext:value-type="string">
            <text:p>Logan Miller, Taylor Russell, Indya Moore, Holland Roden</text:p>
          </table:table-cell>
          <table:table-cell table:style-name="ce6" office:value-type="string" calcext:value-type="string">
            <text:p>Columbia Pictures</text:p>
          </table:table-cell>
          <table:table-cell table:style-name="ce9" office:value-type="string" calcext:value-type="string">
            <text:p>88 min</text:p>
          </table:table-cell>
          <table:table-cell table:style-name="ce15" office:value-type="string" calcext:value-type="string">
            <text:p>25/12/21</text:p>
          </table:table-cell>
          <table:table-cell table:style-name="ce15" office:value-type="string" calcext:value-type="string">
            <text:p>25/01/22</text:p>
          </table:table-cell>
          <table:table-cell table:style-name="ce6" office:value-type="string" calcext:value-type="string">
            <text:p>Escape Room 2: Reto Mortal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Terror Suspenso</text:p>
          </table:table-cell>
          <table:table-cell table:style-name="ce15" office:value-type="string" calcext:value-type="string">
            <text:p>s3</text:p>
          </table:table-cell>
          <table:table-cell table:style-name="ce16" office:value-type="string" calcext:value-type="string">
            <text:p>09:00:00, 13:00:00</text:p>
          </table:table-cell>
          <table:table-cell office:value-type="string" calcext:value-type="string">
            <text:p>s1</text:p>
          </table:table-cell>
          <table:table-cell table:style-name="ce16" office:value-type="string" calcext:value-type="string">
            <text:p>17:00:00, 21:00:00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Un Rescate de Huevitos</text:p>
          </table:table-cell>
          <table:table-cell table:style-name="ce6" office:value-type="string" calcext:value-type="string">
            <text:p>Toto y Di, amorosa pareja y padres de familia, deben lidiar con sus nuevas responsabilidades hacia sus hijos, Uly y Max cuando un malévolo coleccionista los ha secuestrado y se los ha llevado a África, donde pretende venderlos en un importante evento de alimentos gourmet.</text:p>
          </table:table-cell>
          <table:table-cell table:style-name="ce6" office:value-type="string" calcext:value-type="string">
            <text:p>Gabriel Riva Palacio Alatriste, Rodolfo Sealtiel Riva Palacio Alatriste</text:p>
          </table:table-cell>
          <table:table-cell table:style-name="ce6" office:value-type="string" calcext:value-type="string">
            <text:p>Bruno Bichir, Maité Perroni, Angélica Vale, Carlos Espejel</text:p>
          </table:table-cell>
          <table:table-cell table:style-name="ce6" office:value-type="string" calcext:value-type="string">
            <text:p>Huevocartoon, Huevocartoon Producciones</text:p>
          </table:table-cell>
          <table:table-cell table:style-name="ce9" office:value-type="string" calcext:value-type="string">
            <text:p>89 min</text:p>
          </table:table-cell>
          <table:table-cell table:style-name="ce15" office:value-type="string" calcext:value-type="string">
            <text:p>22/10/21</text:p>
          </table:table-cell>
          <table:table-cell table:style-name="ce15" office:value-type="string" calcext:value-type="string">
            <text:p>22/12/21</text:p>
          </table:table-cell>
          <table:table-cell table:style-name="ce6" office:value-type="string" calcext:value-type="string">
            <text:p>Un Rescate de Huevito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Comedia Animación</text:p>
          </table:table-cell>
          <table:table-cell table:style-name="ce15" office:value-type="string" calcext:value-type="string">
            <text:p>s4</text:p>
          </table:table-cell>
          <table:table-cell table:style-name="ce16" office:value-type="string" calcext:value-type="string">
            <text:p>08:00:00, 11:00:00</text:p>
          </table:table-cell>
          <table:table-cell office:value-type="string" calcext:value-type="string">
            <text:p>s3</text:p>
          </table:table-cell>
          <table:table-cell table:style-name="ce16" office:value-type="string" calcext:value-type="string">
            <text:p>14:00:00, 17:00:00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Asalto a la Casa de Moneda</text:p>
          </table:table-cell>
          <table:table-cell table:style-name="ce6" office:value-type="string" calcext:value-type="string">
            <text:p>Un grupo de ladrones recluta a un ingeniero para asaltar el Banco de España el mismo día en que la selección nacional de fútbol disputa la final de la Copa del Mundo.</text:p>
          </table:table-cell>
          <table:table-cell table:style-name="ce6" office:value-type="string" calcext:value-type="string">
            <text:p>Jaume Balagueró</text:p>
          </table:table-cell>
          <table:table-cell table:style-name="ce6" office:value-type="string" calcext:value-type="string">
            <text:p>Freddie Highmore, Liam Cunningham, Astrid Bergès-Frisbey, Famke Janssen</text:p>
          </table:table-cell>
          <table:table-cell table:style-name="ce9" office:value-type="string" calcext:value-type="string">
            <text:p>zima entertainment</text:p>
          </table:table-cell>
          <table:table-cell table:style-name="ce9" office:value-type="string" calcext:value-type="string">
            <text:p>118 min</text:p>
          </table:table-cell>
          <table:table-cell table:style-name="ce15" office:value-type="string" calcext:value-type="string">
            <text:p>13/12/21</text:p>
          </table:table-cell>
          <table:table-cell table:style-name="ce15" office:value-type="string" calcext:value-type="string">
            <text:p>15/01/22</text:p>
          </table:table-cell>
          <table:table-cell table:style-name="ce6" office:value-type="string" calcext:value-type="string">
            <text:p>Asalto a la Casa de Moneda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15</text:p>
          </table:table-cell>
          <table:table-cell table:style-name="ce6" office:value-type="string" calcext:value-type="string">
            <text:p>Acción Suspenso</text:p>
          </table:table-cell>
          <table:table-cell table:style-name="ce15" office:value-type="string" calcext:value-type="string">
            <text:p>s2</text:p>
          </table:table-cell>
          <table:table-cell table:style-name="ce16" office:value-type="string" calcext:value-type="string">
            <text:p>10:00:00, 13:00:00</text:p>
          </table:table-cell>
          <table:table-cell office:value-type="string" calcext:value-type="string">
            <text:p>s4</text:p>
          </table:table-cell>
          <table:table-cell table:style-name="ce16" office:value-type="string" calcext:value-type="string">
            <text:p>16:00:00, 19:00: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Ainbo: La Guerrera del Amazonas</text:p>
          </table:table-cell>
          <table:table-cell table:style-name="ce6" office:value-type="string" calcext:value-type="string">
            <text:p>Ainbo es una joven nacida y criada en las profundidades de la selva amazónica que contará con la ayuda de sus divertidos amigos para salvar a su aldea de una catástrofe ecológica.</text:p>
          </table:table-cell>
          <table:table-cell table:style-name="ce6" office:value-type="string" calcext:value-type="string">
            <text:p>Jose Zelada</text:p>
          </table:table-cell>
          <table:table-cell table:style-name="ce9"/>
          <table:table-cell table:style-name="ce6" office:value-type="string" calcext:value-type="string">
            <text:p>Cinema Management Group</text:p>
          </table:table-cell>
          <table:table-cell table:style-name="ce9" office:value-type="string" calcext:value-type="string">
            <text:p>85 min</text:p>
          </table:table-cell>
          <table:table-cell table:style-name="ce15" office:value-type="date" office:date-value="2021-01-10" calcext:value-type="date">
            <text:p>01/10/21</text:p>
          </table:table-cell>
          <table:table-cell table:style-name="ce15" office:value-type="date" office:date-value="2021-01-11" calcext:value-type="date">
            <text:p>01/11/21</text:p>
          </table:table-cell>
          <table:table-cell table:style-name="ce6" office:value-type="string" calcext:value-type="string">
            <text:p>Ainbo: La Guerrera del Amazona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Aventura Animación Familiar</text:p>
          </table:table-cell>
          <table:table-cell table:style-name="ce9" office:value-type="string" calcext:value-type="string">
            <text:p>s1</text:p>
          </table:table-cell>
          <table:table-cell table:style-name="ce16" office:value-type="string" calcext:value-type="string">
            <text:p>08:00:00, 11:00:00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14:00:00, 17:00:0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Noche de Fuego</text:p>
          </table:table-cell>
          <table:table-cell table:style-name="ce6" office:value-type="string" calcext:value-type="string">
            <text:p>Una niña desaparece sin dejar rastro en un pueblo de la montaña. Tres amigas crecen juntas, habitan las casas de los que han huido y juegan a ser mujeres cuando nadie las ve, pero los ecos oscuros de la violencia que acecha se convierten en una amenaza ineludible.</text:p>
          </table:table-cell>
          <table:table-cell table:style-name="ce6" office:value-type="string" calcext:value-type="string">
            <text:p>Tatiana Huezo</text:p>
          </table:table-cell>
          <table:table-cell table:style-name="ce6" office:value-type="string" calcext:value-type="string">
            <text:p>Olivia Lagunas, Norma Pablo, Mayra Batalla</text:p>
          </table:table-cell>
          <table:table-cell table:style-name="ce6" office:value-type="string" calcext:value-type="string">
            <text:p>Pimienta Films</text:p>
          </table:table-cell>
          <table:table-cell table:style-name="ce13" office:value-type="string" calcext:value-type="string">
            <text:p>111 min</text:p>
          </table:table-cell>
          <table:table-cell table:style-name="ce15" office:value-type="date" office:date-value="2021-10-11" calcext:value-type="date">
            <text:p>10/11/21</text:p>
          </table:table-cell>
          <table:table-cell table:style-name="ce15" office:value-type="string" calcext:value-type="string">
            <text:p>25/12/2021</text:p>
          </table:table-cell>
          <table:table-cell table:style-name="ce13" office:value-type="string" calcext:value-type="string">
            <text:p>Noche de Fuego.jpg</text:p>
          </table:table-cell>
          <table:table-cell table:style-name="ce13" office:value-type="string" calcext:value-type="string">
            <text:p>Español Inglés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rama</text:p>
          </table:table-cell>
          <table:table-cell table:style-name="ce9" office:value-type="string" calcext:value-type="string">
            <text:p>s5</text:p>
          </table:table-cell>
          <table:table-cell table:style-name="ce16" office:value-type="string" calcext:value-type="string">
            <text:p>09:00:00, 13:00:00</text:p>
          </table:table-cell>
          <table:table-cell office:value-type="string" calcext:value-type="string">
            <text:p>s5</text:p>
          </table:table-cell>
          <table:table-cell table:style-name="ce16" office:value-type="string" calcext:value-type="string">
            <text:p>17:00:00, 21:00:00</text:p>
          </table:table-cell>
          <table:table-cell table:number-columns-repeated="1008"/>
        </table:table-row>
        <table:table-row table:style-name="ro7">
          <table:table-cell table:style-name="ce7" table:number-columns-repeated="6"/>
          <table:table-cell table:style-name="ce9"/>
          <table:table-cell table:style-name="ce15"/>
          <table:table-cell table:style-name="ce7" table:number-columns-repeated="4"/>
          <table:table-cell table:number-columns-repeated="1012"/>
        </table:table-row>
        <table:table-row table:style-name="ro7" table:number-rows-repeated="8">
          <table:table-cell table:number-columns-repeated="6"/>
          <table:table-cell table:style-name="ce15" table:number-columns-repeated="2"/>
          <table:table-cell table:number-columns-repeated="1016"/>
        </table:table-row>
        <table:table-row table:style-name="ro7" table:number-rows-repeated="8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tos tablas predeterminadas" table:style-name="ta1">
        <table:table-column table:style-name="co5" table:default-cell-style-name="ce22"/>
        <table:table-column table:style-name="co5" table:default-cell-style-name="Default"/>
        <table:table-column table:style-name="co17" table:default-cell-style-name="ce23"/>
        <table:table-column table:style-name="co5" table:default-cell-style-name="ce24"/>
        <table:table-column table:style-name="co5" table:default-cell-style-name="Default"/>
        <table:table-column table:style-name="co18" table:default-cell-style-name="ce26"/>
        <table:table-column table:style-name="co5" table:default-cell-style-name="ce22"/>
        <table:table-column table:style-name="co5" table:number-columns-repeated="2" table:default-cell-style-name="Default"/>
        <table:table-column table:style-name="co5" table:default-cell-style-name="ce24"/>
        <table:table-column table:style-name="co5" table:default-cell-style-name="Default"/>
        <table:table-column table:style-name="co19" table:default-cell-style-name="Default"/>
        <table:table-column table:style-name="co5" table:default-cell-style-name="ce22"/>
        <table:table-column table:style-name="co5" table:number-columns-repeated="2" table:default-cell-style-name="Default"/>
        <table:table-column table:style-name="co20" table:default-cell-style-name="Default"/>
        <table:table-column table:style-name="co5" table:default-cell-style-name="ce24"/>
        <table:table-column table:style-name="co5" table:default-cell-style-name="Default"/>
        <table:table-column table:style-name="co21" table:default-cell-style-name="Default"/>
        <table:table-row table:style-name="ro8">
          <table:table-cell/>
          <table:table-cell office:value-type="string" calcext:value-type="string">
            <text:p>Comedia</text:p>
          </table:table-cell>
          <table:table-cell office:value-type="string" calcext:value-type="string">
            <text:p>Diseñadas específicamente para provocar la risa o la alegría entre los espectadores.</text:p>
          </table:table-cell>
          <table:table-cell/>
          <table:table-cell table:style-name="ce25" office:value-type="string" calcext:value-type="string">
            <text:p>inserts</text:p>
          </table:table-cell>
          <table:table-cell table:formula="of:=CONCATENATE(&quot;INSERT INTO Genero (Genero,Descripcion) VALUES ('&quot;;[.B1];&quot;','&quot;;[.C1];&quot;');&quot;)" office:value-type="string" office:string-value="INSERT INTO Genero (Genero,Descripcion) VALUES ('Comedia','Diseñadas específicamente para provocar la risa o la alegría entre los espectadores.');" calcext:value-type="string">
            <text:p>INSERT INTO Genero (Genero,Descripcion) VALUES ('Comedia','Diseñadas específicamente para provocar la risa o la alegría entre los espectadores.');</text:p>
          </table:table-cell>
          <table:table-cell/>
          <table:table-cell table:style-name="ce25" office:value-type="string" calcext:value-type="string">
            <text:p>idomas</text:p>
          </table:table-cell>
          <table:table-cell office:value-type="string" calcext:value-type="string">
            <text:p>Español</text:p>
          </table:table-cell>
          <table:table-cell/>
          <table:table-cell table:style-name="ce25" office:value-type="string" calcext:value-type="string">
            <text:p>Inserts</text:p>
          </table:table-cell>
          <table:table-cell table:formula="of:=CONCATENATE(&quot;INSERT INTO Idioma (Idioma) VALUES ('&quot;;[.I1];&quot;');&quot;)" office:value-type="string" office:string-value="INSERT INTO Idioma (Idioma) VALUES ('Español');" calcext:value-type="string">
            <text:p>INSERT INTO Idioma (Idioma) VALUES ('Español');</text:p>
          </table:table-cell>
          <table:table-cell/>
          <table:table-cell table:style-name="ce25" office:value-type="string" calcext:value-type="string">
            <text:p>Clasificación</text:p>
          </table:table-cell>
          <table:table-cell office:value-type="string" calcext:value-type="string">
            <text:p>A</text:p>
          </table:table-cell>
          <table:table-cell table:style-name="ce23" office:value-type="string" calcext:value-type="string">
            <text:p>Para todo público.</text:p>
          </table:table-cell>
          <table:table-cell/>
          <table:table-cell table:style-name="ce25" office:value-type="string" calcext:value-type="string">
            <text:p>inserts</text:p>
          </table:table-cell>
          <table:table-cell table:style-name="ce26" table:formula="of:=CONCATENATE(&quot;INSERT INTO Clasificacion (Clasificacion,Descripcion) VALUES('&quot;;[.O1];&quot;','&quot;;;[.P1] ;&quot;');&quot;)" office:value-type="string" office:string-value="INSERT INTO Clasificacion (Clasificacion,Descripcion) VALUES('A','Para todo público.');" calcext:value-type="string">
            <text:p>INSERT INTO Clasificacion (Clasificacion,Descripcion) VALUES('A','Para todo público.');</text:p>
          </table:table-cell>
        </table:table-row>
        <table:table-row table:style-name="ro9">
          <table:table-cell/>
          <table:table-cell office:value-type="string" calcext:value-type="string">
            <text:p>Animación</text:p>
          </table:table-cell>
          <table:table-cell office:value-type="string" calcext:value-type="string">
            <text:p>Películas que se componen de fotogramas hechos a mano y que, pasados rápidamente uno detrás de otro, producen la ilusión de movimiento o vídeo. Pueden ser hechas a mano (tradicionalmente) o mediante ordenador.</text:p>
          </table:table-cell>
          <table:table-cell table:number-columns-repeated="2"/>
          <table:table-cell table:formula="of:=CONCATENATE(&quot;INSERT INTO Genero (Genero,Descripcion) VALUES ('&quot;;[.B2];&quot;','&quot;;[.C2];&quot;');&quot;)" office:value-type="string" office:string-value="INSERT INTO Genero (Genero,Descripcion) VALUES ('Animación','Películas que se componen de fotogramas hechos a mano y que, pasados rápidamente uno detrás de otro, producen la ilusión de movimiento o vídeo. Pueden ser hechas a mano (tradicionalmente) o mediante ordenador.');" calcext:value-type="string">
            <text:p>INSERT INTO Genero (Genero,Descripcion) VALUES ('Animación','Películas que se componen de fotogramas hechos a mano y que, pasados rápidamente uno detrás de otro, producen la ilusión de movimiento o vídeo. Pueden ser hechas a mano (tradicionalmente) o mediante ordenador.');</text:p>
          </table:table-cell>
          <table:table-cell table:number-columns-repeated="2"/>
          <table:table-cell office:value-type="string" calcext:value-type="string">
            <text:p>Inglés</text:p>
          </table:table-cell>
          <table:table-cell table:number-columns-repeated="2"/>
          <table:table-cell table:formula="of:=CONCATENATE(&quot;INSERT INTO Idioma (Idioma) VALUES ('&quot;;[.I2];&quot;');&quot;)" office:value-type="string" office:string-value="INSERT INTO Idioma (Idioma) VALUES ('Inglés');" calcext:value-type="string">
            <text:p>INSERT INTO Idioma (Idioma) VALUES ('Inglés');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3" office:value-type="string" calcext:value-type="string">
            <text:p>Adolescentes y adultos.</text:p>
          </table:table-cell>
          <table:table-cell table:number-columns-repeated="2"/>
          <table:table-cell table:style-name="ce26" table:formula="of:=CONCATENATE(&quot;INSERT INTO Clasificacion (Clasificacion,Descripcion) VALUES('&quot;;[.O2];&quot;','&quot;;;[.P2] ;&quot;');&quot;)" office:value-type="string" office:string-value="INSERT INTO Clasificacion (Clasificacion,Descripcion) VALUES('B','Adolescentes y adultos.');" calcext:value-type="string">
            <text:p>INSERT INTO Clasificacion (Clasificacion,Descripcion) VALUES('B','Adolescentes y adultos.');</text:p>
          </table:table-cell>
        </table:table-row>
        <table:table-row table:style-name="ro10">
          <table:table-cell/>
          <table:table-cell office:value-type="string" calcext:value-type="string">
            <text:p>Suspenso</text:p>
          </table:table-cell>
          <table:table-cell office:value-type="string" calcext:value-type="string">
            <text:p>Conocido también como intriga, estas películas se desarrollan rápidamente, y todos sus elementos giran entorno un mismo elemento intrigante.</text:p>
          </table:table-cell>
          <table:table-cell table:number-columns-repeated="2"/>
          <table:table-cell table:formula="of:=CONCATENATE(&quot;INSERT INTO Genero (Genero,Descripcion) VALUES ('&quot;;[.B3];&quot;','&quot;;[.C3];&quot;');&quot;)" office:value-type="string" office:string-value="INSERT INTO Genero (Genero,Descripcion) VALUES ('Suspenso','Conocido también como intriga, estas películas se desarrollan rápidamente, y todos sus elementos giran entorno un mismo elemento intrigante.');" calcext:value-type="string">
            <text:p>INSERT INTO Genero (Genero,Descripcion) VALUES ('Suspenso','Conocido también como intriga, estas películas se desarrollan rápidamente, y todos sus elementos giran entorno un mismo elemento intrigante.');</text:p>
          </table:table-cell>
          <table:table-cell table:number-columns-repeated="2"/>
          <table:table-cell office:value-type="string" calcext:value-type="string">
            <text:p>Subtitulado</text:p>
          </table:table-cell>
          <table:table-cell table:number-columns-repeated="2"/>
          <table:table-cell table:formula="of:=CONCATENATE(&quot;INSERT INTO Idioma (Idioma) VALUES ('&quot;;[.I3];&quot;');&quot;)" office:value-type="string" office:string-value="INSERT INTO Idioma (Idioma) VALUES ('Subtitulado');" calcext:value-type="string">
            <text:p>INSERT INTO Idioma (Idioma) VALUES ('Subtitulado');</text:p>
          </table:table-cell>
          <table:table-cell table:number-columns-repeated="2"/>
          <table:table-cell office:value-type="string" calcext:value-type="string">
            <text:p>B15</text:p>
          </table:table-cell>
          <table:table-cell table:style-name="ce23" office:value-type="string" calcext:value-type="string">
            <text:p>Adolescentes mayores de 15 años y adultos.</text:p>
          </table:table-cell>
          <table:table-cell table:number-columns-repeated="2"/>
          <table:table-cell table:style-name="ce26" table:formula="of:=CONCATENATE(&quot;INSERT INTO Clasificacion (Clasificacion,Descripcion) VALUES('&quot;;[.O3];&quot;','&quot;;;[.P3] ;&quot;');&quot;)" office:value-type="string" office:string-value="INSERT INTO Clasificacion (Clasificacion,Descripcion) VALUES('B15','Adolescentes mayores de 15 años y adultos.');" calcext:value-type="string">
            <text:p>INSERT INTO Clasificacion (Clasificacion,Descripcion) VALUES('B15','Adolescentes mayores de 15 años y adultos.');</text:p>
          </table:table-cell>
        </table:table-row>
        <table:table-row table:style-name="ro10">
          <table:table-cell/>
          <table:table-cell office:value-type="string" calcext:value-type="string">
            <text:p>Acción</text:p>
          </table:table-cell>
          <table:table-cell office:value-type="string" calcext:value-type="string">
            <text:p>En este género prevalecen altas dosis de adrenalina con una buena carga de movimiento, fugas, acrobacias, peleas, guerras, persecuciones y una lucha contra el mal.</text:p>
          </table:table-cell>
          <table:table-cell table:number-columns-repeated="2"/>
          <table:table-cell table:formula="of:=CONCATENATE(&quot;INSERT INTO Genero (Genero,Descripcion) VALUES ('&quot;;[.B4];&quot;','&quot;;[.C4];&quot;');&quot;)" office:value-type="string" office:string-value="INSERT INTO Genero (Genero,Descripcion) VALUES ('Acción','En este género prevalecen altas dosis de adrenalina con una buena carga de movimiento, fugas, acrobacias, peleas, guerras, persecuciones y una lucha contra el mal.');" calcext:value-type="string">
            <text:p>INSERT INTO Genero (Genero,Descripcion) VALUES ('Acción','En este género prevalecen altas dosis de adrenalina con una buena carga de movimiento, fugas, acrobacias, peleas, guerras, persecuciones y una lucha contra el mal.');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Adultos.</text:p>
          </table:table-cell>
          <table:table-cell table:number-columns-repeated="2"/>
          <table:table-cell table:style-name="ce26" table:formula="of:=CONCATENATE(&quot;INSERT INTO Clasificacion (Clasificacion,Descripcion) VALUES('&quot;;[.O4];&quot;','&quot;;;[.P4] ;&quot;');&quot;)" office:value-type="string" office:string-value="INSERT INTO Clasificacion (Clasificacion,Descripcion) VALUES('C','Adultos.');" calcext:value-type="string">
            <text:p>INSERT INTO Clasificacion (Clasificacion,Descripcion) VALUES('C','Adultos.');</text:p>
          </table:table-cell>
        </table:table-row>
        <table:table-row table:style-name="ro11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Películas para toda la familia, en general de contenido "amable" y para todos los públicos.</text:p>
          </table:table-cell>
          <table:table-cell table:number-columns-repeated="2"/>
          <table:table-cell table:formula="of:=CONCATENATE(&quot;INSERT INTO Genero (Genero,Descripcion) VALUES ('&quot;;[.B5];&quot;','&quot;;[.C5];&quot;');&quot;)" office:value-type="string" office:string-value="INSERT INTO Genero (Genero,Descripcion) VALUES ('Familiar','Películas para toda la familia, en general de contenido &quot;amable&quot; y para todos los públicos.');" calcext:value-type="string">
            <text:p>INSERT INTO Genero (Genero,Descripcion) VALUES ('Familiar','Películas para toda la familia, en general de contenido "amable" y para todos los públicos.');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Aventura</text:p>
          </table:table-cell>
          <table:table-cell office:value-type="string" calcext:value-type="string">
            <text:p>Similares a las de acción, predominan las nuevas experiencias y situaciones.</text:p>
          </table:table-cell>
          <table:table-cell table:number-columns-repeated="2"/>
          <table:table-cell table:formula="of:=CONCATENATE(&quot;INSERT INTO Genero (Genero,Descripcion) VALUES ('&quot;;[.B6];&quot;','&quot;;[.C6];&quot;');&quot;)" office:value-type="string" office:string-value="INSERT INTO Genero (Genero,Descripcion) VALUES ('Aventura','Similares a las de acción, predominan las nuevas experiencias y situaciones.');" calcext:value-type="string">
            <text:p>INSERT INTO Genero (Genero,Descripcion) VALUES ('Aventura','Similares a las de acción, predominan las nuevas experiencias y situaciones.');</text:p>
          </table:table-cell>
          <table:table-cell table:number-columns-repeated="13"/>
        </table:table-row>
        <table:table-row table:style-name="ro8">
          <table:table-cell/>
          <table:table-cell office:value-type="string" calcext:value-type="string">
            <text:p>Terror</text:p>
          </table:table-cell>
          <table:table-cell office:value-type="string" calcext:value-type="string">
            <text:p>Su principal objetivo es causar miedo, horror, incomodidad o preocupación.</text:p>
          </table:table-cell>
          <table:table-cell table:number-columns-repeated="2"/>
          <table:table-cell table:formula="of:=CONCATENATE(&quot;INSERT INTO Genero (Genero,Descripcion) VALUES ('&quot;;[.B7];&quot;','&quot;;[.C7];&quot;');&quot;)" office:value-type="string" office:string-value="INSERT INTO Genero (Genero,Descripcion) VALUES ('Terror','Su principal objetivo es causar miedo, horror, incomodidad o preocupación.');" calcext:value-type="string">
            <text:p>INSERT INTO Genero (Genero,Descripcion) VALUES ('Terror','Su principal objetivo es causar miedo, horror, incomodidad o preocupación.');</text:p>
          </table:table-cell>
          <table:table-cell table:number-columns-repeated="13"/>
        </table:table-row>
        <table:table-row table:style-name="ro8">
          <table:table-cell/>
          <table:table-cell office:value-type="string" calcext:value-type="string">
            <text:p>Drama</text:p>
          </table:table-cell>
          <table:table-cell office:value-type="string" calcext:value-type="string">
            <text:p>Los dramas se centran en desarrollar el problema o problemas entre los diferentes protagonistas.</text:p>
          </table:table-cell>
          <table:table-cell table:number-columns-repeated="2"/>
          <table:table-cell table:formula="of:=CONCATENATE(&quot;INSERT INTO Genero (Genero,Descripcion) VALUES ('&quot;;[.B8];&quot;','&quot;;[.C8];&quot;');&quot;)" office:value-type="string" office:string-value="INSERT INTO Genero (Genero,Descripcion) VALUES ('Drama','Los dramas se centran en desarrollar el problema o problemas entre los diferentes protagonistas.');" calcext:value-type="string">
            <text:p>INSERT INTO Genero (Genero,Descripcion) VALUES ('Drama','Los dramas se centran en desarrollar el problema o problemas entre los diferentes protagonistas.');</text:p>
          </table:table-cell>
          <table:table-cell table:number-columns-repeated="13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1:58:57.0285287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3T12:02:04.101497861</dc:date>
    <meta:editing-duration>PT2H5M54S</meta:editing-duration>
    <meta:editing-cycles>37</meta:editing-cycles>
    <meta:generator>LibreOffice/7.2.2.2$Linux_X86_64 LibreOffice_project/02b2acce88a210515b4a5bb2e46cbfb63fe97d56</meta:generator>
    <meta:document-statistic meta:table-count="2" meta:cell-count="142" meta:object-count="0"/>
    <meta:user-defined meta:name="qrichtext">1</meta:user-defined>
  </office:meta>
</office:document-meta>
</file>